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2">
      <style:paragraph-properties fo:text-align="justify" style:justify-single-word="false"/>
      <style:text-properties officeooo:rsid="00168cc8" officeooo:paragraph-rsid="00168cc8"/>
    </style:style>
    <style:style style:name="P2" style:family="paragraph" style:parent-style-name="List_20_Paragraph" style:list-style-name="WWNum2">
      <style:paragraph-properties fo:text-align="justify" style:justify-single-word="false"/>
      <style:text-properties officeooo:rsid="001855d4" officeooo:paragraph-rsid="001855d4"/>
    </style:style>
    <style:style style:name="P3" style:family="paragraph" style:parent-style-name="List_20_Paragraph">
      <style:paragraph-properties fo:text-align="justify" style:justify-single-word="false"/>
      <style:text-properties officeooo:rsid="001855d4" officeooo:paragraph-rsid="001855d4"/>
    </style:style>
    <style:style style:name="P4" style:family="paragraph" style:parent-style-name="List_20_Paragraph">
      <style:paragraph-properties fo:text-align="justify" style:justify-single-word="false"/>
      <style:text-properties officeooo:paragraph-rsid="001a0704"/>
    </style:style>
    <style:style style:name="P5" style:family="paragraph" style:parent-style-name="List_20_Paragraph" style:list-style-name="WWNum3">
      <style:paragraph-properties fo:text-align="justify" style:justify-single-word="false"/>
      <style:text-properties officeooo:paragraph-rsid="001aaef8"/>
    </style:style>
    <style:style style:name="P6" style:family="paragraph" style:parent-style-name="List_20_Paragraph">
      <style:paragraph-properties fo:text-align="justify" style:justify-single-word="false"/>
      <style:text-properties officeooo:paragraph-rsid="001aaef8"/>
    </style:style>
    <style:style style:name="P7" style:family="paragraph" style:parent-style-name="List_20_Paragraph">
      <style:paragraph-properties fo:text-align="justify" style:justify-single-word="false"/>
      <style:text-properties officeooo:rsid="0019ebd2" officeooo:paragraph-rsid="0019ebd2"/>
    </style:style>
    <style:style style:name="P8" style:family="paragraph" style:parent-style-name="List_20_Paragraph">
      <style:paragraph-properties fo:text-align="justify" style:justify-single-word="false"/>
      <style:text-properties officeooo:rsid="0019ebd2" officeooo:paragraph-rsid="001a0704"/>
    </style:style>
    <style:style style:name="P9" style:family="paragraph" style:parent-style-name="List_20_Paragraph">
      <style:paragraph-properties fo:text-align="justify" style:justify-single-word="false"/>
      <style:text-properties style:font-name="Times New Roman" fo:font-size="12pt" officeooo:rsid="001a0704" officeooo:paragraph-rsid="001a0704" style:font-size-asian="12pt" style:font-name-complex="Times New Roman1" style:font-size-complex="12pt"/>
    </style:style>
    <style:style style:name="P10" style:family="paragraph" style:parent-style-name="List_20_Paragraph">
      <style:paragraph-properties fo:text-align="justify" style:justify-single-word="false"/>
      <style:text-properties style:font-name="Times New Roman" fo:font-size="12pt" officeooo:paragraph-rsid="001aaef8" style:font-size-asian="12pt" style:font-name-complex="Times New Roman1" style:font-size-complex="12pt"/>
    </style:style>
    <style:style style:name="P11" style:family="paragraph" style:parent-style-name="List_20_Paragraph">
      <style:paragraph-properties fo:margin-left="1.27cm" fo:margin-right="0cm" fo:text-align="justify" style:justify-single-word="false" fo:text-indent="0cm" style:auto-text-indent="false"/>
      <style:text-properties style:font-name="Times New Roman" fo:font-size="12pt" officeooo:rsid="001a0704" officeooo:paragraph-rsid="001aaef8" style:font-size-asian="12pt" style:font-name-complex="Times New Roman1" style:font-size-complex="12pt"/>
    </style:style>
    <style:style style:name="P12" style:family="paragraph" style:parent-style-name="Standard">
      <style:text-properties officeooo:rsid="00168cc8" officeooo:paragraph-rsid="00168cc8"/>
    </style:style>
    <style:style style:name="P13" style:family="paragraph" style:parent-style-name="Standard">
      <style:text-properties officeooo:rsid="001855d4" officeooo:paragraph-rsid="001855d4"/>
    </style:style>
    <style:style style:name="P1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Times New Roman" fo:font-size="12pt" officeooo:rsid="001a0704" officeooo:paragraph-rsid="001a0704" style:font-size-asian="12pt" style:font-name-complex="Times New Roman1" style:font-size-complex="12pt"/>
    </style:style>
    <style:style style:name="P1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Times New Roman" fo:font-size="12pt" officeooo:rsid="001a0704" officeooo:paragraph-rsid="001aaef8" style:font-size-asian="12pt" style:font-name-complex="Times New Roman1" style:font-size-complex="12pt"/>
    </style:style>
    <style:style style:name="P1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paragraph-rsid="001aaef8"/>
    </style:style>
    <style:style style:name="P17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officeooo:paragraph-rsid="001aaef8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a0704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aaef8" style:font-size-asian="12pt" style:font-name-complex="Times New Roman1" style:font-size-complex="12pt"/>
    </style:style>
    <style:style style:name="T4" style:family="text">
      <style:text-properties officeooo:rsid="001aae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732145014874865984" text:style-name="WWNum2">
        <text:list-item>
          <text:p text:style-name="P1"><text:span text:style-name="T1">Department(Dept_Name, Dept_Room, ContactNo)</text:span></text:p>
        </text:list-item>
      </text:list>
      <text:p text:style-name="P13">CREATE TABLE Department</text:p>
      <text:p text:style-name="P13">(</text:p>
      <text:p text:style-name="P13">Dept_Name varchar(10),</text:p>
      <text:p text:style-name="P13">Dept_Room numeric(5,0),</text:p>
      <text:p text:style-name="P13">ContactNo numeric(20,0)</text:p>
      <text:p text:style-name="P13">);</text:p>
      <text:p text:style-name="P12"/>
      <text:p text:style-name="P13">CREATE TABLE Faculty</text:p>
      <text:p text:style-name="P13">(</text:p>
      <text:p text:style-name="P13">Emp_ID varchar(20),</text:p>
      <text:p text:style-name="P13">Emp_Name varchar(30),</text:p>
      <text:p text:style-name="P13">Dept_Name varchar(10),</text:p>
      <text:p text:style-name="P13">Salary numeric(12,2),</text:p>
      <text:p text:style-name="P13">Doj varchar(10)</text:p>
      <text:p text:style-name="P13">);</text:p>
      <text:p text:style-name="P13"/>
      <text:list xml:id="list1210124560252" text:continue-numbering="true" text:style-name="WWNum2">
        <text:list-item>
          <text:p text:style-name="P2"><text:span text:style-name="T1">Students(Student_ID, Student_Name, Gender, Department, AdmissionYear)</text:span></text:p>
        </text:list-item>
      </text:list>
      <text:p text:style-name="P13">CREATE TABLE Students</text:p>
      <text:p text:style-name="P13">(</text:p>
      <text:p text:style-name="P13">Student_ID varchar(20),</text:p>
      <text:p text:style-name="P13">Student_Name varchar(20),</text:p>
      <text:p text:style-name="P13">Gender varchar(10),</text:p>
      <text:p text:style-name="P13">Department varchar(10),</text:p>
      <text:p text:style-name="P13">AdmissionYear numeric(5,0)</text:p>
      <text:p text:style-name="P13">);</text:p>
      <text:p text:style-name="P13"/>
      <text:list xml:id="list1211380518441" text:continue-numbering="true" text:style-name="WWNum2">
        <text:list-item>
          <text:p text:style-name="P2"><text:span text:style-name="T1">Courses(Course_Code,Course_Title, Credit, Semester, Year, Branch)</text:span></text:p>
        </text:list-item>
      </text:list>
      <text:p text:style-name="P3"><text:span text:style-name="T1">CREATE TABLE Courses</text:span></text:p>
      <text:p text:style-name="P3"><text:span text:style-name="T1">(</text:span></text:p>
      <text:p text:style-name="P3"><text:span text:style-name="T1">Course_Code varchar(20),</text:span></text:p>
      <text:p text:style-name="P3"><text:span text:style-name="T1">Course_Title varchar(20),</text:span></text:p>
      <text:p text:style-name="P3"><text:span text:style-name="T1">Credit numeric(2,0),</text:span></text:p>
      <text:p text:style-name="P3"><text:span text:style-name="T1">Semister numeric(2,0),</text:span></text:p>
      <text:p text:style-name="P3"><text:span text:style-name="T1">Year numeric(4,0),</text:span></text:p>
      <text:p text:style-name="P3"><text:span text:style-name="T1">Branch varchar(10)</text:span></text:p>
      <text:p text:style-name="P3"><text:span text:style-name="T1">);</text:span></text:p>
      <text:p text:style-name="P3"><text:span text:style-name="T1"/></text:p>
      <text:list xml:id="list1210805388929" text:continue-numbering="true" text:style-name="WWNum2">
        <text:list-item>
          <text:p text:style-name="P2"><text:span text:style-name="T1">Counselors(Emp_ID, Student_ID);</text:span></text:p>
          <text:p text:style-name="P2"><text:span text:style-name="T1"/></text:p>
          <text:p text:style-name="P2"><text:span text:style-name="T1">CREATE TABLE Counselors</text:span></text:p>
          <text:p text:style-name="P2"><text:span text:style-name="T1">(</text:span></text:p>
          <text:p text:style-name="P2"><text:span text:style-name="T1">Emp_ID varchar(20),</text:span></text:p>
          <text:p text:style-name="P2"><text:span text:style-name="T1">Student_ID varchar(20)</text:span></text:p>
          <text:p text:style-name="P2"><text:span text:style-name="T1">);</text:span></text:p>
        </text:list-item>
      </text:list>
      <text:p text:style-name="P3"/>
      <text:list xml:id="list1212243789115" text:continue-numbering="true" text:style-name="WWNum2">
        <text:list-item>
          <text:p text:style-name="P2"><text:span text:style-name="T1">Teaching(Emp_ID, Course_ID, Semester,Year, Program, Branch)</text:span></text:p>
        </text:list-item>
      </text:list>
      <text:p text:style-name="P3"><text:span text:style-name="T1"/></text:p>
      <text:p text:style-name="P3"><text:span text:style-name="T1">CREATE TABLE Teaching</text:span></text:p>
      <text:p text:style-name="P3"><text:span text:style-name="T1">(</text:span></text:p>
      <text:p text:style-name="P3"><text:span text:style-name="T1">Emp_ID varchar(20),</text:span></text:p>
      <text:p text:style-name="P3"><text:soft-page-break/><text:span text:style-name="T1">Course_ID varchar(20),</text:span></text:p>
      <text:p text:style-name="P3"><text:span text:style-name="T1">Semester numeric(2,0),</text:span></text:p>
      <text:p text:style-name="P3"><text:span text:style-name="T1">Year numeric(4,0),</text:span></text:p>
      <text:p text:style-name="P3"><text:span text:style-name="T1">Program varchar(10),</text:span></text:p>
      <text:p text:style-name="P3"><text:span text:style-name="T1">Branch varchar(3)</text:span></text:p>
      <text:p text:style-name="P3"><text:span text:style-name="T1">);</text:span></text:p>
      <text:p text:style-name="P3"><text:span text:style-name="T1"/></text:p>
      <text:p text:style-name="P7"><text:span text:style-name="T1">2.</text:span></text:p>
      <text:p text:style-name="P7"><text:span text:style-name="T1"/></text:p>
      <text:p text:style-name="P7"><text:span text:style-name="T1">INSERT INTO DEPARTMENT VALUES (‘CSE’,001,1111);</text:span></text:p>
      <text:p text:style-name="P7"><text:span text:style-name="T1">INSERT INTO DEPARTMENT VALUES (‘CSE’,002,1121);</text:span></text:p>
      <text:p text:style-name="P7"><text:span text:style-name="T1">INSERT INTO DEPARTMENT VALUES (‘EEE’,003,1222);</text:span></text:p>
      <text:p text:style-name="P7"><text:span text:style-name="T1">INSERT INTO DEPARTMENT VALUES (‘EEE’,004,1234);</text:span></text:p>
      <text:p text:style-name="P7"><text:span text:style-name="T1">INSERT INTO DEPARTMENT VALUES (‘CSE’,001,,163425);</text:span></text:p>
      <text:p text:style-name="P7"><text:span text:style-name="T1">INSERT INTO DEPARTMENT VALUES (‘CSE’,001,13355);</text:span></text:p>
      <text:p text:style-name="P7"><text:span text:style-name="T1">INSERT INTO DEPARTMENT VALUES (‘CSE’,001,62366);</text:span></text:p>
      <text:p text:style-name="P7"><text:span text:style-name="T1">INSERT INTO DEPARTMENT VALUES (‘EEE’,004,65645);</text:span></text:p>
      <text:p text:style-name="P7"><text:span text:style-name="T1">INSERT INTO DEPARTMENT VALUES (‘ME’,005,167);</text:span></text:p>
      <text:p text:style-name="P7"><text:span text:style-name="T1">INSERT INTO DEPARTMENT VALUES (‘BSE’,006,3349);</text:span></text:p>
      <text:p text:style-name="P7"><text:span text:style-name="T1">INSERT INTO DEPARTMENT VALUES (‘BSE’,006,37457);</text:span></text:p>
      <text:p text:style-name="P7"><text:span text:style-name="T1">INSERT INTO DEPARTMENT VALUES (‘ECE’,111,7833);</text:span></text:p>
      <text:p text:style-name="P7"><text:span text:style-name="T1"/></text:p>
      <text:p text:style-name="P7"><text:span text:style-name="T1">INSERT INTO FACULTY VALUES (001,’kash’,’CSE’, 75000, 07-07- 2007);</text:span></text:p>
      <text:p text:style-name="P7"><text:span text:style-name="T1">INSERT INTO FACULTY VALUES (401,’ash’,’ECE’, 35000, 08-07- 2007);</text:span></text:p>
      <text:p text:style-name="P7"><text:span text:style-name="T1">INSERT INTO FACULTY VALUES (222,’bac’,’ECE’, 55000, 03-03- 2007);</text:span></text:p>
      <text:p text:style-name="P7"><text:span text:style-name="T1">INSERT INTO FACULTY VALUES (223,’mac’,’ECE’, 35000, 04-06- 2007);</text:span></text:p>
      <text:p text:style-name="P7"><text:span text:style-name="T1">INSERT INTO FACULTY VALUES (643, ‘rav’,’ECE’, 39000, 05-07- 2007);</text:span></text:p>
      <text:p text:style-name="P7"><text:span text:style-name="T1">INSERT INTO FACULTY VALUES (111,’tav’,’CSE’, 20000, 04-06- 2007);</text:span></text:p>
      <text:p text:style-name="P7"><text:span text:style-name="T1">INSERT INTO FACULTY VALUES (154, ‘wav’,’CSE’, 22000, 08-07- 2007);</text:span></text:p>
      <text:p text:style-name="P7"><text:span text:style-name="T1">INSERT INTO FACULTY VALUES (734,’pop’,’CSE’, 40000, 05-06- 2003);</text:span></text:p>
      <text:p text:style-name="P7"><text:span text:style-name="T1">INSERT INTO FACULTY VALUES (142,’ooop’,’CSE’, 25000, 04-06- 2008);</text:span></text:p>
      <text:p text:style-name="P7"><text:span text:style-name="T1">INSERT INTO FACULTY VALUES (743,’goo’,’CSE’, 40000, 04-06- 2006);</text:span></text:p>
      <text:p text:style-name="P7"><text:span text:style-name="T1">INSERT INTO FACULTY VALUES (856,’nop’,’CSE’, 40000, 04-06- 2006);</text:span></text:p>
      <text:p text:style-name="P7"><text:span text:style-name="T1"/></text:p>
      <text:p text:style-name="P4"><text:span text:style-name="T1">INSERT INTO STUDENT VALUES(‘U4CSE0</text:span><text:span text:style-name="T2">1</text:span><text:span text:style-name="T1">’,’</text:span><text:span text:style-name="T2">LE</text:span><text:span text:style-name="T1">’,’M’,’</text:span><text:span text:style-name="T2">C</text:span><text:span text:style-name="T1">SE’,2013)</text:span></text:p>
      <text:p text:style-name="P8"><text:span text:style-name="T1">INSERT INTO STUDENT VALUES(‘U4CSE0</text:span><text:span text:style-name="T2">2</text:span><text:span text:style-name="T1">’,’</text:span><text:span text:style-name="T2">WE</text:span><text:span text:style-name="T1">’,’M’,’CSE’,2013)</text:span></text:p>
      <text:p text:style-name="P4"><text:span text:style-name="T1">INSERT INTO STUDENT VALUES(‘U4CSE0</text:span><text:span text:style-name="T2">3</text:span><text:span text:style-name="T1">’,’F</text:span><text:span text:style-name="T2">A</text:span><text:span text:style-name="T1">’,’</text:span><text:span text:style-name="T2">F</text:span><text:span text:style-name="T1">’,’</text:span><text:span text:style-name="T2">C</text:span><text:span text:style-name="T1">SE’,2013)</text:span></text:p>
      <text:p text:style-name="P8"><text:span text:style-name="T1">INSERT INTO STUDENT VALUES(‘U4CSE04’,’WA’,’M’,’CSE’,2013)</text:span></text:p>
      <text:p text:style-name="P4"><text:span text:style-name="T1">INSERT INTO STUDENT VALUES(‘U4CSE0</text:span><text:span text:style-name="T2">5</text:span><text:span text:style-name="T1">’,’M</text:span><text:span text:style-name="T2">E</text:span><text:span text:style-name="T1">’,’</text:span><text:span text:style-name="T2">F</text:span><text:span text:style-name="T1">’,’</text:span><text:span text:style-name="T2">C</text:span><text:span text:style-name="T1">SE’,201</text:span><text:span text:style-name="T2">4</text:span><text:span text:style-name="T1">)</text:span></text:p>
      <text:p text:style-name="P8"><text:span text:style-name="T1">INSERT INTO STUDENT VALUES(‘U4CSE0</text:span><text:span text:style-name="T2">6</text:span><text:span text:style-name="T1">’,’AM</text:span><text:span text:style-name="T2">Y</text:span><text:span text:style-name="T1">’,’</text:span><text:span text:style-name="T2">F</text:span><text:span text:style-name="T1">’,’CSE’,201</text:span><text:span text:style-name="T2">4</text:span><text:span text:style-name="T1">)</text:span></text:p>
      <text:p text:style-name="P4"><text:span text:style-name="T1">INSERT INTO STUDENT VALUES(‘U4CSE0</text:span><text:span text:style-name="T2">7</text:span><text:span text:style-name="T1">’,’M</text:span><text:span text:style-name="T2">YT</text:span><text:span text:style-name="T1">’,’</text:span><text:span text:style-name="T2">F</text:span><text:span text:style-name="T1">’,’</text:span><text:span text:style-name="T2">C</text:span><text:span text:style-name="T1">SE’,201</text:span><text:span text:style-name="T2">4</text:span><text:span text:style-name="T1">)</text:span></text:p>
      <text:p text:style-name="P8"><text:span text:style-name="T1">INSERT INTO STUDENT VALUES(‘U4CSE0</text:span><text:span text:style-name="T2">9</text:span><text:span text:style-name="T1">’,’W</text:span><text:span text:style-name="T2">OO</text:span><text:span text:style-name="T1">’,’</text:span><text:span text:style-name="T2">F</text:span><text:span text:style-name="T1">’,’CSE’,201</text:span><text:span text:style-name="T2">4</text:span><text:span text:style-name="T1">)</text:span></text:p>
      <text:p text:style-name="P4"><text:span text:style-name="T1">INSERT INTO STUDENT VALUES(‘U4CSE0</text:span><text:span text:style-name="T2">2</text:span><text:span text:style-name="T1">’,’F</text:span><text:span text:style-name="T2">BE</text:span><text:span text:style-name="T1">’,’</text:span><text:span text:style-name="T2">F</text:span><text:span text:style-name="T1">’,’</text:span><text:span text:style-name="T2">C</text:span><text:span text:style-name="T1">SE’,201</text:span><text:span text:style-name="T2">4</text:span><text:span text:style-name="T1">)</text:span></text:p>
      <text:p text:style-name="P8"><text:span text:style-name="T1">INSERT INTO STUDENT VALUES(‘U4CSE0</text:span><text:span text:style-name="T2">7</text:span><text:span text:style-name="T1">’,’W</text:span><text:span text:style-name="T2">RR</text:span><text:span text:style-name="T1">’,’</text:span><text:span text:style-name="T2">F</text:span><text:span text:style-name="T1">’,’CSE’,201</text:span><text:span text:style-name="T2">4</text:span><text:span text:style-name="T1">)</text:span></text:p>
      <text:p text:style-name="P8"/>
      <text:p text:style-name="P8"/>
      <text:p text:style-name="P4"><text:span text:style-name="T1">INSERT INTO COURSES VALUES(‘CSE220’,’CPP’,4,3,2016,’CSE);</text:span></text:p>
      <text:p text:style-name="P4"><text:span text:style-name="T1">INSERT INTO COURSES VALUES(‘</text:span><text:span text:style-name="T2">CSE</text:span><text:span text:style-name="T1">110’,’</text:span><text:span text:style-name="T2">CPP</text:span><text:span text:style-name="T1">’,4,3,2016,’</text:span><text:span text:style-name="T2">CS</text:span><text:span text:style-name="T1">E);</text:span></text:p>
      <text:p text:style-name="P4"><text:span text:style-name="T1">INSERT INTO COURSES VALUES(‘</text:span><text:span text:style-name="T2">C</text:span><text:span text:style-name="T1">SE210’,’</text:span><text:span text:style-name="T2">CPP</text:span><text:span text:style-name="T1">’,4,3,2016,’</text:span><text:span text:style-name="T2">C</text:span><text:span text:style-name="T1">SE);</text:span></text:p>
      <text:p text:style-name="P4"><text:span text:style-name="T1">INSERT INTO COURSES VALUES(‘</text:span><text:span text:style-name="T2">MAT</text:span><text:span text:style-name="T1">110’,’MATHS’,4,3,2016,’BSE);</text:span></text:p>
      <text:p text:style-name="P4"><text:span text:style-name="T1">INSERT INTO COURSES VALUES(‘CSE220’,’CPP’,4,3,2016,’CSE);</text:span></text:p>
      <text:p text:style-name="P4"><text:span text:style-name="T1">INSERT INTO COURSES VALUES(‘</text:span><text:span text:style-name="T2">CS</text:span><text:span text:style-name="T1">E110’,’</text:span><text:span text:style-name="T2">CPP</text:span><text:span text:style-name="T1">’,4,3,2016,’</text:span><text:span text:style-name="T2">CS</text:span><text:span text:style-name="T1">E);</text:span></text:p>
      <text:p text:style-name="P4"><text:soft-page-break/><text:span text:style-name="T1">INSERT INTO COURSES VALUES(‘</text:span><text:span text:style-name="T2">C</text:span><text:span text:style-name="T1">SE210’,’</text:span><text:span text:style-name="T2">CPP</text:span><text:span text:style-name="T1">’,4,3,2016,’</text:span><text:span text:style-name="T2">C</text:span><text:span text:style-name="T1">SE);</text:span></text:p>
      <text:p text:style-name="P4"><text:span text:style-name="T1">INSERT INTO COURSES VALUES(‘CSE220’,’CPP’,4,3,2016,’CSE);</text:span></text:p>
      <text:p text:style-name="P4"><text:span text:style-name="T1">INSERT INTO COURSES VALUES(‘ME110’,’GRAPHICS’,4,3,2016,’ME);</text:span></text:p>
      <text:p text:style-name="P4"><text:span text:style-name="T1">INSERT INTO COURSES VALUES(‘FSE</text:span><text:span text:style-name="T2">550</text:span><text:span text:style-name="T1">’,’DRAWING’,4,3,2016,’FSE);</text:span></text:p>
      <text:p text:style-name="P4"><text:span text:style-name="T1"/></text:p>
      <text:p text:style-name="P4"><text:span text:style-name="T1">INSERT INTO COUNSELORS VALUES(‘101’,’ U4CSE01’);</text:span></text:p>
      <text:p text:style-name="P4"><text:span text:style-name="T1">INSERT INTO COUNSELORS VALUES(‘10</text:span><text:span text:style-name="T2">1</text:span><text:span text:style-name="T1">’,’ U4CSE02’);</text:span></text:p>
      <text:p text:style-name="P4"><text:span text:style-name="T1">INSERT INTO COUNSELORS VALUES(‘10</text:span><text:span text:style-name="T2">1</text:span><text:span text:style-name="T1">’,’ U4CSE0</text:span><text:span text:style-name="T2">3</text:span><text:span text:style-name="T1">’);</text:span></text:p>
      <text:p text:style-name="P4"><text:span text:style-name="T1">INSERT INTO COUNSELORS VALUES(‘101’,’ U4CSE0</text:span><text:span text:style-name="T2">4</text:span><text:span text:style-name="T1">’);</text:span></text:p>
      <text:p text:style-name="P4"><text:span text:style-name="T1">INSERT INTO COUNSELORS VALUES(‘10</text:span><text:span text:style-name="T2">1</text:span><text:span text:style-name="T1">’,’ U4CSE0</text:span><text:span text:style-name="T2">5</text:span><text:span text:style-name="T1">’);</text:span></text:p>
      <text:p text:style-name="P4"><text:span text:style-name="T1">INSERT INTO COUNSELORS VALUES(‘10</text:span><text:span text:style-name="T2">1</text:span><text:span text:style-name="T1">’,’ U4CSE0</text:span><text:span text:style-name="T2">6</text:span><text:span text:style-name="T1">’);</text:span></text:p>
      <text:p text:style-name="P4"><text:span text:style-name="T1">INSERT INTO COUNSELORS VALUES(‘101’,’ U4CSE0</text:span><text:span text:style-name="T2">7</text:span><text:span text:style-name="T1">’);</text:span></text:p>
      <text:p text:style-name="P4"><text:span text:style-name="T1">INSERT INTO COUNSELORS VALUES(‘102’,’ U4CSE0</text:span><text:span text:style-name="T2">8</text:span><text:span text:style-name="T1">’);</text:span></text:p>
      <text:p text:style-name="P4"><text:span text:style-name="T1">INSERT INTO COUNSELORS VALUES(‘10</text:span><text:span text:style-name="T2">3</text:span><text:span text:style-name="T1">’,’ U4CSE0</text:span><text:span text:style-name="T2">9</text:span><text:span text:style-name="T1">’);</text:span></text:p>
      <text:p text:style-name="P4"><text:span text:style-name="T1">INSERT INTO COUNSELORS VALUES(‘103’,’ U4CSE</text:span><text:span text:style-name="T2">10</text:span><text:span text:style-name="T1">’);</text:span></text:p>
      <text:p text:style-name="P9"/>
      <text:p text:style-name="P14">INSERT INTO TEACHING VALUES (‘101’,’CSE110’,4,2015,’THEORY’,’CSE’);</text:p>
      <text:p text:style-name="P14">INSERT INTO TEACHING VALUES (‘102’,’CSE110’,4,2015,’THEORY’,’CSE’);</text:p>
      <text:p text:style-name="P14">INSERT INTO TEACHING VALUES (‘103’,’CSE110’,4,2015,’THEORY’,’CSE’);</text:p>
      <text:p text:style-name="P14">INSERT INTO TEACHING VALUES (‘104’,’CSE110’,4,2015,’THEORY’,’CSE’);</text:p>
      <text:p text:style-name="P14">INSERT INTO TEACHING VALUES (‘105’,’CSE110’,4,2015,’THEORY’,’CSE’);</text:p>
      <text:p text:style-name="P14">INSERT INTO TEACHING VALUES (‘106’,’CSE110’,4,2015,’THEORY’,’CSE’);</text:p>
      <text:p text:style-name="P14">INSERT INTO TEACHING VALUES (‘107’,’CSE110’,4,2015,’THEORY’,’CSE’);</text:p>
      <text:p text:style-name="P14">INSERT INTO TEACHING VALUES (‘108’,’CSE110’,4,2015,’THEORY’,’CSE’);</text:p>
      <text:p text:style-name="P14">INSERT INTO TEACHING VALUES (‘109’,’CSE110’,4,2015,’THEORY’,’CSE’);</text:p>
      <text:p text:style-name="P14"/>
      <text:p text:style-name="P6"><text:span text:style-name="T1">3.</text:span></text:p>
      <text:p text:style-name="P6"><text:span text:style-name="T1">INSERT INTO FACULTY VALUES (901, ‘</text:span><text:span text:style-name="T3">Bac</text:span><text:span text:style-name="T1">’,’CSE’, </text:span><text:span text:style-name="T3">40</text:span><text:span text:style-name="T1">000, </text:span><text:span text:style-name="T3">22</text:span><text:span text:style-name="T1">-07-200</text:span><text:span text:style-name="T3">1<text:tab/></text:span><text:span text:style-name="T1">);</text:span></text:p>
      <text:p text:style-name="P6"><text:span text:style-name="T1">INSERT INTO FACULTY VALUES (901, ‘</text:span><text:span text:style-name="T3">aa</text:span><text:span text:style-name="T1">j’,’</text:span><text:span text:style-name="T3">CS</text:span><text:span text:style-name="T1">E’, </text:span><text:span text:style-name="T3">45</text:span><text:span text:style-name="T1">00, 05-0</text:span><text:span text:style-name="T3">6</text:span><text:span text:style-name="T1">-20</text:span><text:span text:style-name="T3">07</text:span><text:span text:style-name="T1">);</text:span></text:p>
      <text:list xml:id="list6305910640538668298" text:style-name="WWNum3">
        <text:list-item>
          <text:p text:style-name="P5"><text:span text:style-name="T1">ERROR (EMP_ID IS A PRIMARY KEY)</text:span></text:p>
        </text:list-item>
      </text:list>
      <text:p text:style-name="P16"><text:span text:style-name="T1">4. SELECT DISTINCT DEPT_NAME FROM DEPARTMENT;</text:span></text:p>
      <text:p text:style-name="P16"><text:span text:style-name="T1"/></text:p>
      <text:p text:style-name="P16"><text:span text:style-name="T1">5. SELECT EMP_ID, EMP_NAME FROM FACULTY WHERE DEPT_NAME=’CSE’;</text:span></text:p>
      <text:p text:style-name="P16"><text:span text:style-name="T1"/></text:p>
      <text:p text:style-name="P17"><text:span text:style-name="T1">6. SELECT * FROM COURSES WHERE CREDIT=</text:span><text:span text:style-name="T3">1</text:span><text:span text:style-name="T1">;</text:span></text:p>
      <text:p text:style-name="P17"><text:span text:style-name="T1"/></text:p>
      <text:p text:style-name="P15">7. SELECT COUNT(STUDENT_ID) FROM STUDENTS WHERE ADMISSION_YEAR=201<text:span text:style-name="T4">4;</text:span></text:p>
      <text:p text:style-name="P15"/>
      <text:p text:style-name="P6"><text:span text:style-name="T1">8. SELECT EMP_NAME FROM COUNSELORS WHERE STUDENT_ID=’U4CSE0</text:span><text:span text:style-name="T3">28</text:span><text:span text:style-name="T1">’;</text:span></text:p>
      <text:p text:style-name="P6"><text:span text:style-name="T1"><text:s/></text:span></text:p>
      <text:p text:style-name="P6"><text:span text:style-name="T1">9. SELECT MAX(SAL) FROM FACULTY;</text:span></text:p>
      <text:p text:style-name="P16"><text:span text:style-name="T1">10. ALTER TABLE COURSES ADD E</text:span><text:span text:style-name="T3">XAM_SLOT</text:span><text:span text:style-name="T1"> </text:span><text:span text:style-name="T3">VAR</text:span><text:span text:style-name="T1">CHAR(</text:span><text:span text:style-name="T3">4</text:span><text:span text:style-name="T1">);</text:span></text:p>
      <text:p text:style-name="P16"><text:span text:style-name="T1"/></text:p>
      <text:p text:style-name="P16"><text:span text:style-name="T1">11. SELECT * FROM COURSES;</text:span></text:p>
      <text:p text:style-name="P16"><text:span text:style-name="T1"/></text:p>
      <text:p text:style-name="P16"><text:span text:style-name="T1">12. SELECT * FROM COURSES WHERE BRANCH = ‘C</text:span><text:span text:style-name="T3">S</text:span><text:span text:style-name="T1">E’;</text:span></text:p>
      <text:p text:style-name="P16"><text:span text:style-name="T1"/></text:p>
      <text:p text:style-name="P16"><text:span text:style-name="T1">13. SELECT * FROM COURSES WHERE (YEAR=2015 AND SEMESTER%2!=0) OR <text:s/>(YEAR=2013 AND SEMESTER%2=0);</text:span></text:p>
      <text:p text:style-name="P10"><text:soft-page-break/></text:p>
      <text:p text:style-name="P6"><text:span text:style-name="T1">14. SELECT EMP_NAME FROM FACULTY WHERE FACULTY.EMP_ID = COUSELORS.EMP_ID;</text:span></text:p>
      <text:p text:style-name="P10"/>
      <text:p text:style-name="P6"><text:span text:style-name="T1">15. ALTER TABLE FACULTY CHANGE D</text:span><text:span text:style-name="T3">EPT </text:span><text:span text:style-name="T1"><text:s/>ROOM_NO NUMERIC(</text:span><text:span text:style-name="T3">5,</text:span><text:span text:style-name="T1">1);</text:span></text:p>
      <text:p text:style-name="P10"/>
      <text:p text:style-name="P6"><text:span text:style-name="T1">16. SELECT EMP_ID,COURSE_CODE FROM TEACHING WHERE (YEAR=2012 AND SEMESTER%2=0 AND BRANCH =’CSE’);</text:span></text:p>
      <text:p text:style-name="P10"/>
      <text:p text:style-name="P11">17. SELECT EMP_NAME FROM FACULTY WHERE SAL BETWEEN 25000 <text:span text:style-name="T4">AND</text:span> 50000;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" text:bullet-char="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8T23:14:02.510172850</meta:creation-date>
    <dc:date>2016-07-29T00:12:10.019954876</dc:date>
    <meta:editing-duration>PT2M16S</meta:editing-duration>
    <meta:editing-cycles>1</meta:editing-cycles>
    <meta:document-statistic meta:table-count="0" meta:image-count="0" meta:object-count="0" meta:page-count="4" meta:paragraph-count="132" meta:word-count="574" meta:character-count="5505" meta:non-whitespace-character-count="5065"/>
    <meta:generator>LibreOffice/5.1.4.2$Linux_X86_64 LibreOffice_project/10m0$Build-2</meta:generator>
  </office:meta>
</office:document-meta>
</file>